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ecfe6" officeooo:paragraph-rsid="001ecfe6"/>
    </style:style>
    <style:style style:name="P2" style:family="paragraph" style:parent-style-name="Header">
      <style:text-properties officeooo:rsid="001ecfe6" officeooo:paragraph-rsid="001ecfe6"/>
    </style:style>
    <style:style style:name="P3" style:family="paragraph" style:parent-style-name="Standard">
      <style:paragraph-properties style:writing-mode="lr-tb"/>
      <style:text-properties officeooo:paragraph-rsid="001ecfe6"/>
    </style:style>
    <style:style style:name="T1" style:family="text">
      <style:text-properties style:font-name="sans-serif" fo:font-size="12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— <text:span text:style-name="T1">une capture d’écran de l’application finale,</text:span></text:p>
      <text:p text:style-name="P3"><text:span text:style-name="T1"/></text:p>
      <text:p text:style-name="P3">— <text:span text:style-name="T1">une partie sur la justification de vos choix de conception au regard des critères ergonomiques, guide de conception, etc. (cela servira notamment à évaluer la compétence 5 "identifier les besoins métiers des clients et des utilisateurs" de R2.02),</text:span></text:p>
      <text:p text:style-name="P3"><text:span text:style-name="T1"/></text:p>
      <text:p text:style-name="P3">— <text:span text:style-name="T1">une partie qui détaille les contributions de chaque membre du groupe. Comment vous avez réussi à exploiter au mieux les compétences de chacun ? (cela servira notamment à évaluer la compétence 6 "identifier ses aptitudes pour travailler dans une équipe" de R2.02),</text:span></text:p>
      <text:p text:style-name="P3"><text:line-break/>— <text:span text:style-name="T1">toute autre information utile permettant de mettre en valeur votre travai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cfe6" officeooo:paragraph-rsid="001ecfe6"/>
    </style:style>
    <style:style style:name="MP2" style:family="paragraph" style:parent-style-name="Footer">
      <style:text-properties officeooo:rsid="001ecfe6" officeooo:paragraph-rsid="001ecfe6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rlet Quentin | Bocquet Simon | Sandras Marine<text:tab/><text:tab/>C-G3</text:p>
      </style:header>
      <style:footer>
        <text:p text:style-name="MP2">Git : <text:a xlink:type="simple" xlink:href="https://gitlab.univ-lille.fr/sae2.01-2.02/2022/C-G3" text:style-name="Internet_20_link" text:visited-style-name="Visited_20_Internet_20_Link"><text:span text:style-name="MT1">https://gitlab.univ-lille.fr/sae2.01-2.02/2022/C-G3</text:span></text:a><text:tab/><text:tab/>dernier commit : 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2-05-31T09:23:26.489936812</dc:date>
    <meta:editing-duration>PT6M56S</meta:editing-duration>
    <meta:editing-cycles>2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6" meta:word-count="112" meta:character-count="767" meta:non-whitespace-character-count="653"/>
  </office:meta>
</office:document-meta>
</file>